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a6d17" officeooo:paragraph-rsid="000a6d1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a6d17" officeooo:paragraph-rsid="0011be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d5d2e" officeooo:paragraph-rsid="00154af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b80ba" officeooo:paragraph-rsid="0011bed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20266" officeooo:paragraph-rsid="0012026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20266" officeooo:paragraph-rsid="00154af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4afd" officeooo:paragraph-rsid="0013861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63eae" officeooo:paragraph-rsid="00163ea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fo:font-weight="bold" officeooo:rsid="000a6d17" officeooo:paragraph-rsid="0011bed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fo:font-weight="bold" officeooo:rsid="000a6d17" officeooo:paragraph-rsid="001202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fo:font-weight="bold" officeooo:rsid="000d5d2e" officeooo:paragraph-rsid="00154af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fo:font-weight="bold" officeooo:rsid="000d5d2e" officeooo:paragraph-rsid="001af60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2pt" fo:font-weight="bold" officeooo:rsid="000cd950" officeooo:paragraph-rsid="0013861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fo:font-weight="bold" officeooo:rsid="00163eae" officeooo:paragraph-rsid="00163ea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fo:font-weight="bold" officeooo:paragraph-rsid="00163eae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weight="bold" officeooo:paragraph-rsid="0013861d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d6250" officeooo:paragraph-rsid="001d6250" fo:background-color="#1e1e1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36pt" fo:font-weight="bold" officeooo:rsid="000a6d17" officeooo:paragraph-rsid="000a6d17" style:font-size-asian="36pt" style:font-weight-asian="bold" style:font-size-complex="36pt" style:font-weight-complex="bold"/>
    </style:style>
    <style:style style:name="P20" style:family="paragraph" style:parent-style-name="Preformatted_20_Text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normal" officeooo:rsid="000e78f5" officeooo:paragraph-rsid="000e78f5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bold" officeooo:rsid="001d6250" officeooo:paragraph-rsid="000e78f5" style:font-size-asian="10.5pt" style:font-weight-asian="bold" style:font-size-complex="12pt" style:font-weight-complex="bold"/>
    </style:style>
    <style:style style:name="P22" style:family="paragraph" style:parent-style-name="Preformatted_20_Text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bold" officeooo:rsid="001d6250" officeooo:paragraph-rsid="001d6250" style:font-size-asian="10.5pt" style:font-weight-asian="bold" style:font-size-complex="12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font-size="12pt" fo:font-weight="normal" officeooo:rsid="00112dbc" officeooo:paragraph-rsid="00112dbc" style:font-size-asian="10.5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0e78f5" officeooo:paragraph-rsid="000e78f5" style:font-size-asian="10.5pt" style:font-weight-asian="bold" style:font-size-complex="12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2pt" fo:font-weight="bold" officeooo:rsid="000e78f5" officeooo:paragraph-rsid="000e78f5" style:font-size-asian="10.5pt" style:font-weight-asian="bold" style:font-size-complex="12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0f8d91" officeooo:paragraph-rsid="000f8d91" style:font-size-asian="10.5pt" style:font-weight-asian="bold" style:font-size-complex="12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0a6d17" officeooo:paragraph-rsid="0011bedd" style:font-size-asian="10.5pt" style:font-weight-asian="bold" style:font-size-complex="12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13861d" officeooo:paragraph-rsid="0013861d" style:font-size-asian="10.5pt" style:font-weight-asian="bold" style:font-size-complex="12pt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112dbc" officeooo:paragraph-rsid="00112dbc" style:font-size-asian="10.5pt" style:font-weight-asian="bold" style:font-size-complex="12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19905f" officeooo:paragraph-rsid="0019905f" style:font-size-asian="10.5pt" style:font-weight-asian="bold" style:font-size-complex="12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1d6250" officeooo:paragraph-rsid="001d6250" style:font-size-asian="10.5pt" style:font-weight-asian="bold" style:font-size-complex="12pt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fo:font-size="12pt" fo:font-weight="bold" officeooo:rsid="001d6250" officeooo:paragraph-rsid="001d6250" style:font-size-asian="10.5pt" style:font-weight-asian="bold" style:font-size-complex="12pt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paragraph-rsid="0013861d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0e78f5" officeooo:paragraph-rsid="0013861d" style:font-size-asian="12pt" style:font-weight-asian="bold" style:font-size-complex="12pt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1b9480" officeooo:paragraph-rsid="001b9480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0e78f5" officeooo:paragraph-rsid="000e78f5" style:font-size-asian="10.5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13861d" officeooo:paragraph-rsid="0013861d" style:font-size-asian="10.5pt" style:font-weight-asian="normal" style:font-size-complex="12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112dbc" officeooo:paragraph-rsid="00112dbc" style:font-size-asian="10.5pt" style:font-weight-asian="normal" style:font-size-complex="12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19905f" officeooo:paragraph-rsid="0019905f" style:font-size-asian="10.5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0f8d91" officeooo:paragraph-rsid="000f8d91" style:font-size-asian="10.5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0d5d2e" officeooo:paragraph-rsid="000e78f5" style:font-size-asian="10.5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13861d" officeooo:paragraph-rsid="0013861d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80ba" style:font-weight-asian="normal" style:font-weight-complex="normal"/>
    </style:style>
    <style:style style:name="T3" style:family="text">
      <style:text-properties fo:font-weight="normal" officeooo:rsid="00120266" style:font-weight-asian="normal" style:font-weight-complex="normal"/>
    </style:style>
    <style:style style:name="T4" style:family="text">
      <style:text-properties fo:font-weight="normal" officeooo:rsid="0013861d" style:font-weight-asian="normal" style:font-weight-complex="normal"/>
    </style:style>
    <style:style style:name="T5" style:family="text">
      <style:text-properties fo:font-weight="normal" officeooo:rsid="000e0563" style:font-weight-asian="normal" style:font-weight-complex="normal"/>
    </style:style>
    <style:style style:name="T6" style:family="text">
      <style:text-properties fo:font-weight="normal" officeooo:rsid="00154afd" style:font-weight-asian="normal" style:font-weight-complex="normal"/>
    </style:style>
    <style:style style:name="T7" style:family="text">
      <style:text-properties fo:font-weight="normal" officeooo:rsid="0017fb51" style:font-weight-asian="normal" style:font-weight-complex="normal"/>
    </style:style>
    <style:style style:name="T8" style:family="text">
      <style:text-properties fo:font-weight="normal" officeooo:rsid="001af60f" style:font-weight-asian="normal" style:font-weight-complex="normal"/>
    </style:style>
    <style:style style:name="T9" style:family="text">
      <style:text-properties fo:font-weight="normal" officeooo:rsid="001f4d04" style:font-weight-asian="normal" style:font-weight-complex="normal"/>
    </style:style>
    <style:style style:name="T10" style:family="text">
      <style:text-properties fo:font-weight="normal" officeooo:rsid="00163eae" style:font-size-asian="12pt" style:font-weight-asian="normal" style:font-size-complex="12pt" style:font-weight-complex="normal"/>
    </style:style>
    <style:style style:name="T11" style:family="text">
      <style:text-properties fo:font-weight="normal" officeooo:rsid="00154afd" style:font-size-asian="10.5pt" style:font-weight-asian="normal" style:font-weight-complex="normal"/>
    </style:style>
    <style:style style:name="T12" style:family="text">
      <style:text-properties officeooo:rsid="000b80ba"/>
    </style:style>
    <style:style style:name="T13" style:family="text">
      <style:text-properties officeooo:rsid="000e39e5"/>
    </style:style>
    <style:style style:name="T14" style:family="text">
      <style:text-properties officeooo:rsid="00112dbc"/>
    </style:style>
    <style:style style:name="T15" style:family="text">
      <style:text-properties fo:font-size="12pt" officeooo:rsid="000cd950" style:font-size-asian="10.5pt" style:font-size-complex="12pt"/>
    </style:style>
    <style:style style:name="T16" style:family="text">
      <style:text-properties officeooo:rsid="0011bedd"/>
    </style:style>
    <style:style style:name="T17" style:family="text">
      <style:text-properties officeooo:rsid="0013861d"/>
    </style:style>
    <style:style style:name="T18" style:family="text">
      <style:text-properties officeooo:rsid="000cd950"/>
    </style:style>
    <style:style style:name="T19" style:family="text">
      <style:text-properties officeooo:rsid="00154afd"/>
    </style:style>
    <style:style style:name="T20" style:family="text">
      <style:text-properties style:font-name="Liberation Mono"/>
    </style:style>
    <style:style style:name="T21" style:family="text">
      <style:text-properties style:font-name="Liberation Mono" fo:font-weight="bold" style:font-weight-asian="bold" style:font-weight-complex="bold"/>
    </style:style>
    <style:style style:name="T22" style:family="text">
      <style:text-properties officeooo:rsid="0013861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nsible <text:span text:style-name="T13">&amp; vagrant</text:span> setup</text:p>
      <text:p text:style-name="P1"/>
      <text:p text:style-name="P25">vagrant up to configure management host</text:p>
      <text:p text:style-name="P21"/>
      <text:p text:style-name="P31"><text:s/></text:p>
      <text:p text:style-name="P32">ansible install using below command</text:p>
      <text:p text:style-name="P32"/>
      <text:p text:style-name="P18">apt-get -y install software-properties-common</text:p>
      <text:p text:style-name="P17">apt-add-repository -y ppa:ansible/ansible</text:p>
      <text:p text:style-name="P17">apt-get update</text:p>
      <text:p text:style-name="P17">apt-get -y install ansible</text:p>
      <text:p text:style-name="P31"/>
      <text:p text:style-name="P22"/>
      <text:p text:style-name="P31"/>
      <text:p text:style-name="P24"/>
      <text:p text:style-name="P30">$ vagrant init</text:p>
      <text:p text:style-name="P30"/>
      <text:p text:style-name="P30">=&gt; <text:span text:style-name="T1">to create a Vagrantfile run this command and edit this file as per your need.</text:span></text:p>
      <text:p text:style-name="P39"/>
      <text:p text:style-name="P36"/>
      <text:p text:style-name="P24">$ vagrant up</text:p>
      <text:p text:style-name="P24"/>
      <text:p text:style-name="P24">=&gt; <text:span text:style-name="T1">To create the vartual box, go to the directory where the vagrantfile is and run this command. It will create the list of virtual machine which is mentioned inside the Vagrantfile.</text:span></text:p>
      <text:p text:style-name="P36"/>
      <text:p text:style-name="P36"/>
      <text:p text:style-name="P24">$ vagrant status</text:p>
      <text:p text:style-name="P24"/>
      <text:p text:style-name="P24">=&gt; <text:span text:style-name="T1">To check the status or state of the list of virtual machines.</text:span></text:p>
      <text:p text:style-name="P36"/>
      <text:p text:style-name="P36"/>
      <text:p text:style-name="P26">$ vagrant ssh mgmt</text:p>
      <text:p text:style-name="P26"/>
      <text:p text:style-name="P26">=&gt; <text:span text:style-name="T1">To ssh into a created and running state virtual machine run this command.</text:span></text:p>
      <text:p text:style-name="P40"/>
      <text:p text:style-name="P26"><text:span text:style-name="T14">m</text:span>gmt: <text:span text:style-name="T1">name of the node or the virtual machine which is mentioned inside Vagrantfile after config.vm.define. </text:span><text:span text:style-name="T3">mgmt could be an ip address as well.</text:span></text:p>
      <text:p text:style-name="P36"/>
      <text:p text:style-name="P36"/>
      <text:p text:style-name="P27">$ ssh-keyscan web1 <text:span text:style-name="T16">web2</text:span> &gt;&gt; .ssh/known_hosts</text:p>
      <text:p text:style-name="P2"/>
      <text:p text:style-name="P9">=&gt; <text:s/><text:span text:style-name="T2">this command will write ssh key pair in known_hosts file for remote host web1 in local machine.</text:span></text:p>
      <text:p text:style-name="P4"><text:soft-page-break/></text:p>
      <text:p text:style-name="P9">web1: <text:span text:style-name="T2">web1 is remote host which is mentioned in inventory.ini file. </text:span><text:span text:style-name="T3">This could be an ip address as well.</text:span></text:p>
      <text:p text:style-name="P10"><text:span text:style-name="T12">web2:</text:span><text:span text:style-name="T2"> web1 is remote host which is mentioned in inventory.ini file. </text:span><text:span text:style-name="T3">This could be an ip address as well.</text:span></text:p>
      <text:p text:style-name="P5"/>
      <text:p text:style-name="P5"/>
      <text:p text:style-name="P11"><text:span text:style-name="T12">$ </text:span>sudo vi /etc/ssh/sshd_config</text:p>
      <text:p text:style-name="P11"/>
      <text:p text:style-name="P12">=&gt; <text:span text:style-name="T7">ssh into the remote host and</text:span><text:span text:style-name="T1"> edit the sshd_config file on centos/7 machine </text:span><text:span text:style-name="T9">or remote machine</text:span><text:span text:style-name="T1">. For remote password authentication we have to edit </text:span><text:span text:style-name="T8">PasswordAuthentication</text:span><text:span text:style-name="T1"> no to yes. After that we need to restart the service (use below command).</text:span></text:p>
      <text:p text:style-name="P3"/>
      <text:p text:style-name="P3"/>
      <text:p text:style-name="P11">$ sudo systemctl restart sshd</text:p>
      <text:p text:style-name="P11"/>
      <text:p text:style-name="P6">=&gt; after editing /etc/ssh/sshd_config file we need to restart the sshd to effect the changes.</text:p>
      <text:p text:style-name="P36"/>
      <text:p text:style-name="P36"/>
      <text:p text:style-name="P33"><text:span text:style-name="T17">$ </text:span>ansible all -m ping --ask-pass</text:p>
      <text:p text:style-name="P37"/>
      <text:p text:style-name="P28">=&gt; <text:span text:style-name="T1">To check the all host is up and running or not with module ping. </text:span><text:span text:style-name="T6">Enter the password as “vagrant”.</text:span></text:p>
      <text:p text:style-name="P37"/>
      <text:p text:style-name="P28">all: <text:span text:style-name="T1">check for all the host which is mentioned in inventory.ini file. You can check for a single host as well.</text:span></text:p>
      <text:p text:style-name="P37"/>
      <text:p text:style-name="P34">-m ping: <text:span text:style-name="T4">after -m you should mention a module as I have used ping module.</text:span></text:p>
      <text:p text:style-name="P42"/>
      <text:p text:style-name="P42"/>
      <text:p text:style-name="P16"><text:span text:style-name="T15">$ </text:span>ssh-keygen -t rsa -b <text:span text:style-name="T18">4096</text:span></text:p>
      <text:p text:style-name="P16"/>
      <text:p text:style-name="P13"><text:span text:style-name="T1">=&gt; </text:span><text:span text:style-name="T5">Generating public/private rsa key pair. </text:span><text:span text:style-name="T6">Just press Enter for all the input.</text:span></text:p>
      <text:p text:style-name="P7"/>
      <text:p text:style-name="P7"/>
      <text:p text:style-name="P14"><text:span text:style-name="T19">$ </text:span>ansible-playbook e45-ssh-addkey.yml --ask-pass</text:p>
      <text:p text:style-name="P14"/>
      <text:p text:style-name="P14">=&gt; <text:span text:style-name="T1">after running this you won’t have to include –ask-pass when ever you need to connect to a remote machine using ssh. </text:span><text:span text:style-name="T11">Enter the password as “vagrant”.</text:span></text:p>
      <text:p text:style-name="P8"/>
      <text:p text:style-name="P15"><text:span text:style-name="T22">e45-ssh-addkey.yml: </text:span><text:span text:style-name="T10">it is a playbook(yml file) where the</text:span></text:p>
      <text:p text:style-name="P8">authorized_key module has been use.</text:p>
      <text:p text:style-name="P42"/>
      <text:p text:style-name="P42"/>
      <text:p text:style-name="P35">$ ansible-playbook karakira-setup.yml</text:p>
      <text:p text:style-name="P35"/>
      <text:p text:style-name="P35"><text:soft-page-break/>=&gt; <text:span text:style-name="T1">to execute the playbook run this command. Make sure you have the inventory.ini and ansible.cfg files and also other necessary files.</text:span></text:p>
      <text:p text:style-name="P42"/>
      <text:p text:style-name="P42"/>
      <text:p text:style-name="P36"/>
      <text:p text:style-name="P23"><text:span text:style-name="T21">Link followed:</text:span><text:span text:style-name="T20"> </text:span><text:a xlink:type="simple" xlink:href="https://sysadmincasts.com/episodes" text:style-name="Internet_20_link" text:visited-style-name="Visited_20_Internet_20_Link"><text:span text:style-name="T20">https://sysadmincasts.com/episodes</text:span></text:a></text:p>
      <text:p text:style-name="P38"/>
      <text:p text:style-name="P29">=&gt; <text:span text:style-name="T1">Follow this link if you desire to have a good grip on vagrant and ansible and other </text:span>systemadmin knowledge<text:span text:style-name="T1">.</text:span></text:p>
      <text:p text:style-name="P36"/>
      <text:p text:style-name="P20"/>
      <text:p text:style-name="P36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17:51.556593564</meta:creation-date>
    <dc:date>2018-12-06T15:43:09.668854491</dc:date>
    <meta:editing-duration>PT11H44M42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3" meta:paragraph-count="39" meta:word-count="441" meta:character-count="2616" meta:non-whitespace-character-count="2213"/>
  </office:meta>
</office:document-meta>
</file>